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shoulder</text:p>
          </table:table-cell>
          <table:table-cell table:number-columns-repeated="5"/>
          <table:table-cell office:value-type="string">
            <text:p>wris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383">
            <text:p>2383</text:p>
          </table:table-cell>
        </table:table-row>
        <table:table-row table:style-name="ro1">
          <table:table-cell office:value-type="float" office:value="-53">
            <text:p>-53</text:p>
          </table:table-cell>
          <table:table-cell office:value-type="float" office:value="1401">
            <text:p>1401</text:p>
          </table:table-cell>
          <table:table-cell table:number-columns-repeated="4"/>
          <table:table-cell office:value-type="float" office:value="180">
            <text:p>180</text:p>
          </table:table-cell>
          <table:table-cell office:value-type="float" office:value="3453">
            <text:p>34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Sheet1.E25" table:end-x="0.5929in" table:end-y="0.0524in" draw:z-index="0" draw:style-name="gr1" draw:text-style-name="P1" svg:width="4.0937in" svg:height="3.535in" svg:x="0.0551in" svg:y="0.0736in">
              <draw:object draw:notify-on-update-of-ranges="Sheet1.A2:Sheet1.A3 Sheet1.B2:Sheet1.B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K25" table:end-x="0.7795in" table:end-y="0.0524in" draw:z-index="1" draw:style-name="gr1" draw:text-style-name="P1" svg:width="4.2697in" svg:height="3.5457in" svg:x="0.0661in" svg:y="0.063in">
              <draw:object draw:notify-on-update-of-ranges="Sheet1.G2:Sheet1.G3 Sheet1.H2:Sheet1.H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10/13/2018</text:date>, <text:time>09:2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Flynn</meta:initial-creator>
    <meta:creation-date>2018-02-01T18:02:59.91</meta:creation-date>
    <dc:date>2018-10-13T09:24:25.77</dc:date>
    <meta:editing-duration>P51DT15H43M1S</meta:editing-duration>
    <meta:editing-cycles>25</meta:editing-cycles>
    <meta:generator>OpenOffice/4.1.5$Win32 OpenOffice.org_project/415m1$Build-9789</meta:generator>
    <meta:document-statistic meta:table-count="3" meta:cell-count="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399cm" svg:height="8.98cm" xlink:href=".." xlink:type="simple" chart:class="chart:scatter" chart:style-name="ch1">
        <chart:plot-area chart:style-name="ch2" table:cell-range-address="Sheet1.A2:Sheet1.B3" svg:x="0.657cm" svg:y="0.851cm" svg:width="9.328cm" svg:height="7.53cm">
          <chartooo:coordinate-region svg:x="0.895cm" svg:y="1.063cm" svg:width="8.903cm" svg:height="6.64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3" chart:class="chart:scatter">
            <chart:domain table:cell-range-address="Sheet1.A2:Sheet1.A3"/>
            <chart:regression-curve chart:style-name="ch6">
              <chart:equation svg:x="1.802cm" svg:y="6.849cm"/>
            </chart:regression-curve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</svg:desc>
                </draw:g>
              </table:table-cell>
              <table:table-cell office:value-type="float" office:value="1178">
                <text:p>1178</text:p>
                <draw:g>
                  <svg:desc>Sheet1.B2:Sheet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3">
                <text:p>-53</text:p>
              </table:table-cell>
              <table:table-cell office:value-type="float" office:value="1401">
                <text:p>1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6cm" svg:height="9.007cm" xlink:href=".." xlink:type="simple" chart:class="chart:scatter" chart:style-name="ch1">
        <chart:plot-area chart:style-name="ch2" table:cell-range-address="Sheet1.G2:Sheet1.H3" svg:x="0.666cm" svg:y="0.855cm" svg:width="9.748cm" svg:height="7.552cm">
          <chartooo:coordinate-region svg:x="1.658cm" svg:y="1.067cm" svg:width="8.476cm" svg:height="6.66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H2:Sheet1.H3" chart:class="chart:scatter">
            <chart:domain table:cell-range-address="Sheet1.G2:Sheet1.G3"/>
            <chart:regression-curve chart:style-name="ch6">
              <chart:equation svg:x="1.936cm" svg:y="7.044cm"/>
            </chart:regression-curve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3</svg:desc>
                </draw:g>
              </table:table-cell>
              <table:table-cell office:value-type="float" office:value="2383">
                <text:p>2383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3453">
                <text:p>34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